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OutputGrammar.ActionOutput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Output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Grammar.onCheckMember( AnnotationTypeElementDeclaration memberDecl , AnnotationValue member , AnnotationInstance annotation , AnnotationInstance [ ] parentAnnotations , MemberDeclaration classMemb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